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bitmap;windows_formatname=&quot;Bitmap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6.137cm" draw:visible-area-height="5.82cm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6.136cm" svg:height="5.819cm" svg:x="0.635cm" svg:y="0.423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21.59cm" fo:margin-left="0.635cm" fo:margin-right="14.71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24$Build-8945</meta:generator>
    <meta:initial-creator>Tim Quinn</meta:initial-creator>
    <meta:creation-date>2006-01-02T11:58:54</meta:creation-date>
    <dc:creator>Tim Quinn</dc:creator>
    <dc:date>2006-01-02T12:02:52</dc:date>
    <dc:language>en-US</dc:language>
    <meta:editing-cycles>2</meta:editing-cycles>
    <meta:editing-duration>PT3M58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